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7508in"/>
    </style:style>
    <style:style style:name="co2" style:family="table-column">
      <style:table-column-properties fo:break-before="auto" style:column-width="0.8283in"/>
    </style:style>
    <style:style style:name="co3" style:family="table-column">
      <style:table-column-properties fo:break-before="auto" style:column-width="6.2429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0.5819in"/>
    </style:style>
    <style:style style:name="co6" style:family="table-column">
      <style:table-column-properties fo:break-before="auto" style:column-width="0.818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-asian="Microsoft YaHei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1018" table:default-cell-style-name="Default"/>
        <table:table-row table:style-name="ro1">
          <table:table-cell table:style-name="ce2" office:value-type="string" calcext:value-type="string">
            <text:p>gift_trait_name</text:p>
          </table:table-cell>
          <table:table-cell table:style-name="ce2" office:value-type="string" calcext:value-type="string">
            <text:p>try_trait_id</text:p>
          </table:table-cell>
          <table:table-cell table:style-name="ce2" office:value-type="string" calcext:value-type="string">
            <text:p>try_trait_name</text:p>
          </table:table-cell>
          <table:table-cell table:style-name="ce2" office:value-type="string" calcext:value-type="string">
            <text:p>identical</text:p>
          </table:table-cell>
          <table:table-cell table:style-name="ce2" office:value-type="string" calcext:value-type="string">
            <text:p>similar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comments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Woodiness_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lant woodine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oot_length_min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Stem 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measure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oot_length_min</text:p>
          </table:table-cell>
          <table:table-cell office:value-type="float" office:value="3637" calcext:value-type="float">
            <text:p>3637</text:p>
          </table:table-cell>
          <table:table-cell office:value-type="string" calcext:value-type="string">
            <text:p>Shoot 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oot_length_max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Stem 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measure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oot_length_max</text:p>
          </table:table-cell>
          <table:table-cell office:value-type="float" office:value="3637" calcext:value-type="float">
            <text:p>3637</text:p>
          </table:table-cell>
          <table:table-cell office:value-type="string" calcext:value-type="string">
            <text:p>Shoot 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hizome_length_min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hizome_length_max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owth_form_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lant growth for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TRY offers very noisy growth form da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owth_form_1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Plant growth form simple consolidat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owth_form_1</text:p>
          </table:table-cell>
          <table:table-cell office:value-type="float" office:value="3401" calcext:value-type="float">
            <text:p>3401</text:p>
          </table:table-cell>
          <table:table-cell office:value-type="string" calcext:value-type="string">
            <text:p>Plant growth form detailed consolidat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growth form is simp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owth_form_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lant growth for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TRY offers very noisy growth form da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owth_form_2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Plant growth form simple consolidat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owth_form_2</text:p>
          </table:table-cell>
          <table:table-cell office:value-type="float" office:value="3401" calcext:value-type="float">
            <text:p>3401</text:p>
          </table:table-cell>
          <table:table-cell office:value-type="string" calcext:value-type="string">
            <text:p>Plant growth form detailed consolidat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piphyte_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lant growth for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TRY growth form is much more diverse than only epiphyte da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piphyte_1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Plant life form (Raunkiaer life form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ted</text:p>
          </table:table-cell>
          <table:table-cell office:value-type="string" calcext:value-type="string">
            <text:p>TRY life form is much more diverse than only epiphyte da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piphyte_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lant growth for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TRY growth form is much more diverse than only epiphyte da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piphyte_2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Plant life form (Raunkiaer life form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ted</text:p>
          </table:table-cell>
          <table:table-cell office:value-type="string" calcext:value-type="string">
            <text:p>TRY life form is much more diverse than only epiphyte da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imber_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lant growth for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TRY growth form is much more diverse than only climber da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imber_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lant growth for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TRY growth form is much more diverse than only climber da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asite_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lant growth for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TRY growth form is much more diverse than only parasite da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nt_height_min</text:p>
          </table:table-cell>
          <table:table-cell office:value-type="float" office:value="3106" calcext:value-type="float">
            <text:p>3106</text:p>
          </table:table-cell>
          <table:table-cell office:value-type="string" calcext:value-type="string">
            <text:p>Plant height vegetativ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nt_height_min</text:p>
          </table:table-cell>
          <table:table-cell office:value-type="float" office:value="3107" calcext:value-type="float">
            <text:p>3107</text:p>
          </table:table-cell>
          <table:table-cell office:value-type="string" calcext:value-type="string">
            <text:p>Plant height generativ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nt_height_max</text:p>
          </table:table-cell>
          <table:table-cell office:value-type="float" office:value="3106" calcext:value-type="float">
            <text:p>3106</text:p>
          </table:table-cell>
          <table:table-cell office:value-type="string" calcext:value-type="string">
            <text:p>Plant height vegetativ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nt_height_max</text:p>
          </table:table-cell>
          <table:table-cell office:value-type="float" office:value="3107" calcext:value-type="float">
            <text:p>3107</text:p>
          </table:table-cell>
          <table:table-cell office:value-type="string" calcext:value-type="string">
            <text:p>Plant height generativ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nt_height_mean</text:p>
          </table:table-cell>
          <table:table-cell office:value-type="float" office:value="3106" calcext:value-type="float">
            <text:p>3106</text:p>
          </table:table-cell>
          <table:table-cell office:value-type="string" calcext:value-type="string">
            <text:p>Plant height vegetativ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nt_height_mean</text:p>
          </table:table-cell>
          <table:table-cell office:value-type="float" office:value="3107" calcext:value-type="float">
            <text:p>3107</text:p>
          </table:table-cell>
          <table:table-cell office:value-type="string" calcext:value-type="string">
            <text:p>Plant height generativ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quatic_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lant growth for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BH_mi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tem diame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BH_max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tem diame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BH_mea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tem diame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oot_orientation</text:p>
          </table:table-cell>
          <table:table-cell office:value-type="float" office:value="1188" calcext:value-type="float">
            <text:p>1188</text:p>
          </table:table-cell>
          <table:table-cell office:value-type="string" calcext:value-type="string">
            <text:p>Stem self-supporting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fecycle_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lant lifespan (longevity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Because TRY lifespan isn’t standardized some datasets give plant categor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fecycle_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lant lifespan (longevity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fespan_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lant lifespan (longevity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Because TRY lifespan isn’t standardized some datasets give lifespan in yea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fe_form_1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Plant life form (Raunkiaer life form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TRY life form data is less standardiz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fe_form_2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Plant life form (Raunkiaer life form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TRY life form data is less standardiz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ciduousness_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eaf phenology typ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lf_fertilization_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Flower insemination autogamous or xenogamou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TRY fertilization has more leve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_length_mi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ed 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_length_max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ed 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_length_mea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ed length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_width_min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Seed wid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_width_max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Seed wid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_width_mean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Seed width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_height_min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Seed thickne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_height_max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Seed thickne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it_length_min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Fruit 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it_length_max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Fruit 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it_length_mean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Fruit length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it_width_min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Fruit width (diameter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it_width_max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Fruit width (diameter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it_width_mean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Fruit width (diameter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it_height_min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it_height_max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it_height_mean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it_type_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ruit typ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it_type_1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Seed morphology typ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TRY reports rather fruit/seed flying struc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hiscence_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Fruit dehiscence typ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it_dryness_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ruit typ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For certain DataName values this trait also codes for fleshin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it_dryness_1</text:p>
          </table:table-cell>
          <table:table-cell office:value-type="float" office:value="2939" calcext:value-type="float">
            <text:p>2939</text:p>
          </table:table-cell>
          <table:table-cell office:value-type="string" calcext:value-type="string">
            <text:p>Fruit pericarp typ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_volume_min</text:p>
          </table:table-cell>
          <table:table-cell office:value-type="float" office:value="3042" calcext:value-type="float">
            <text:p>3042</text:p>
          </table:table-cell>
          <table:table-cell office:value-type="string" calcext:value-type="string">
            <text:p>Seed volu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_volume_max</text:p>
          </table:table-cell>
          <table:table-cell office:value-type="float" office:value="3042" calcext:value-type="float">
            <text:p>3042</text:p>
          </table:table-cell>
          <table:table-cell office:value-type="string" calcext:value-type="string">
            <text:p>Seed volu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_volume_mean</text:p>
          </table:table-cell>
          <table:table-cell office:value-type="float" office:value="3042" calcext:value-type="float">
            <text:p>3042</text:p>
          </table:table-cell>
          <table:table-cell office:value-type="string" calcext:value-type="string">
            <text:p>Seed volum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_mass_m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ed dry ma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_mass_max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ed dry ma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_mass_mea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ed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nocarpy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Plant mono/poly carpic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nocarpy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lant lifespan (longevity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er_colour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Flower colo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it_colour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Fruit/seed colo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florescence</text:p>
          </table:table-cell>
          <table:table-cell office:value-type="float" office:value="2934" calcext:value-type="float">
            <text:p>2934</text:p>
          </table:table-cell>
          <table:table-cell office:value-type="string" calcext:value-type="string">
            <text:p>Inflorescence typ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florescence_length_min</text:p>
          </table:table-cell>
          <table:table-cell office:value-type="float" office:value="2817" calcext:value-type="float">
            <text:p>2817</text:p>
          </table:table-cell>
          <table:table-cell office:value-type="string" calcext:value-type="string">
            <text:p>Inflorescence length (height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florescence_length_max</text:p>
          </table:table-cell>
          <table:table-cell office:value-type="float" office:value="2817" calcext:value-type="float">
            <text:p>2817</text:p>
          </table:table-cell>
          <table:table-cell office:value-type="string" calcext:value-type="string">
            <text:p>Inflorescence length (height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er_length_min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Flower corolla 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er_length_max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Flower corolla 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er_width_min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er_width_max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persal_syndrome_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ispersal syndrom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TRY trait is less standardiz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persal_syndrome_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ispersal syndrom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TRY trait is less standardiz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production_sexual_1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Flower sex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production_sexual_1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Flower sexual syndrome (dichogamy, cleistogamy, dioecious, monoecious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production_asexual_1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Plant clonal growth for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TRY is often more specif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production_asexual_2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Plant vegetative reproduction: clonal growth orga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llination_syndrome_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ollination syndrom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llination_syndrome_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ollination syndrom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llination_syndrome_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ollination syndrom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ering_start</text:p>
          </table:table-cell>
          <table:table-cell office:value-type="float" office:value="335" calcext:value-type="float">
            <text:p>335</text:p>
          </table:table-cell>
          <table:table-cell table:style-name="ce3" office:value-type="string" calcext:value-type="string">
            <text:p>Plant reproductive phenology timing (flowering time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TRY trait is less standardiz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ering_start</text:p>
          </table:table-cell>
          <table:table-cell office:value-type="float" office:value="2956" calcext:value-type="float">
            <text:p>2956</text:p>
          </table:table-cell>
          <table:table-cell office:value-type="string" calcext:value-type="string">
            <text:p>Flower onset of flowering (first flowering date, flowering beginning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ering_end</text:p>
          </table:table-cell>
          <table:table-cell office:value-type="float" office:value="335" calcext:value-type="float">
            <text:p>335</text:p>
          </table:table-cell>
          <table:table-cell table:style-name="ce3" office:value-type="string" calcext:value-type="string">
            <text:p>Plant reproductive phenology timing (flowering time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iting_start</text:p>
          </table:table-cell>
          <table:table-cell office:value-type="float" office:value="335" calcext:value-type="float">
            <text:p>335</text:p>
          </table:table-cell>
          <table:table-cell table:style-name="ce3" office:value-type="string" calcext:value-type="string">
            <text:p>Plant reproductive phenology timing (flowering time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iting_end</text:p>
          </table:table-cell>
          <table:table-cell office:value-type="float" office:value="335" calcext:value-type="float">
            <text:p>335</text:p>
          </table:table-cell>
          <table:table-cell table:style-name="ce3" office:value-type="string" calcext:value-type="string">
            <text:p>Plant reproductive phenology timing (flowering time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s_per_fruit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Seed number per dispersal uni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TRY trait meaning is uncle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s_per_fruit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Seed number per reproducton uni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A_min</text:p>
          </table:table-cell>
          <table:table-cell office:value-type="float" office:value="3086" calcext:value-type="float">
            <text:p>3086</text:p>
          </table:table-cell>
          <table:table-cell office:value-type="string" calcext:value-type="string">
            <text:p>Leaf area per leaf dry mass (specific leaf area, SLA or 1/LMA) petiole, rhachis and midrib exclud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A_min</text:p>
          </table:table-cell>
          <table:table-cell office:value-type="float" office:value="3115" calcext:value-type="float">
            <text:p>3115</text:p>
          </table:table-cell>
          <table:table-cell office:value-type="string" calcext:value-type="string">
            <text:p>Leaf area per leaf dry mass (specific leaf area, SLA or 1/LMA): petiole exclud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A_min</text:p>
          </table:table-cell>
          <table:table-cell office:value-type="float" office:value="3116" calcext:value-type="float">
            <text:p>3116</text:p>
          </table:table-cell>
          <table:table-cell office:value-type="string" calcext:value-type="string">
            <text:p>Leaf area per leaf dry mass (specific leaf area, SLA or 1/LMA): petiole includ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A_min</text:p>
          </table:table-cell>
          <table:table-cell office:value-type="float" office:value="3117" calcext:value-type="float">
            <text:p>3117</text:p>
          </table:table-cell>
          <table:table-cell office:value-type="string" calcext:value-type="string">
            <text:p>Leaf area per leaf dry mass (specific leaf area, SLA or 1/LMA): undefined if petiole is in- or excl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A_max</text:p>
          </table:table-cell>
          <table:table-cell office:value-type="float" office:value="3086" calcext:value-type="float">
            <text:p>3086</text:p>
          </table:table-cell>
          <table:table-cell office:value-type="string" calcext:value-type="string">
            <text:p>Leaf area per leaf dry mass (specific leaf area, SLA or 1/LMA) petiole, rhachis and midrib exclud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A_max</text:p>
          </table:table-cell>
          <table:table-cell office:value-type="float" office:value="3115" calcext:value-type="float">
            <text:p>3115</text:p>
          </table:table-cell>
          <table:table-cell office:value-type="string" calcext:value-type="string">
            <text:p>Leaf area per leaf dry mass (specific leaf area, SLA or 1/LMA): petiole exclud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A_max</text:p>
          </table:table-cell>
          <table:table-cell office:value-type="float" office:value="3116" calcext:value-type="float">
            <text:p>3116</text:p>
          </table:table-cell>
          <table:table-cell office:value-type="string" calcext:value-type="string">
            <text:p>Leaf area per leaf dry mass (specific leaf area, SLA or 1/LMA): petiole includ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A_max</text:p>
          </table:table-cell>
          <table:table-cell office:value-type="float" office:value="3117" calcext:value-type="float">
            <text:p>3117</text:p>
          </table:table-cell>
          <table:table-cell office:value-type="string" calcext:value-type="string">
            <text:p>Leaf area per leaf dry mass (specific leaf area, SLA or 1/LMA): undefined if petiole is in- or excl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A_mean</text:p>
          </table:table-cell>
          <table:table-cell office:value-type="float" office:value="3086" calcext:value-type="float">
            <text:p>3086</text:p>
          </table:table-cell>
          <table:table-cell office:value-type="string" calcext:value-type="string">
            <text:p>Leaf area per leaf dry mass (specific leaf area, SLA or 1/LMA) petiole, rhachis and midrib exclud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A_mean</text:p>
          </table:table-cell>
          <table:table-cell office:value-type="float" office:value="3115" calcext:value-type="float">
            <text:p>3115</text:p>
          </table:table-cell>
          <table:table-cell office:value-type="string" calcext:value-type="string">
            <text:p>Leaf area per leaf dry mass (specific leaf area, SLA or 1/LMA): petiole exclud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A_mean</text:p>
          </table:table-cell>
          <table:table-cell office:value-type="float" office:value="3116" calcext:value-type="float">
            <text:p>3116</text:p>
          </table:table-cell>
          <table:table-cell office:value-type="string" calcext:value-type="string">
            <text:p>Leaf area per leaf dry mass (specific leaf area, SLA or 1/LMA): petiole includ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A_mean</text:p>
          </table:table-cell>
          <table:table-cell office:value-type="float" office:value="3117" calcext:value-type="float">
            <text:p>3117</text:p>
          </table:table-cell>
          <table:table-cell office:value-type="string" calcext:value-type="string">
            <text:p>Leaf area per leaf dry mass (specific leaf area, SLA or 1/LMA): undefined if petiole is in- or exclu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nivory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lant growth for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TRY reports carnivory in this trait in some cas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nivory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Plant nutrition mode (heterotrophy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This TRY traits reflects nutrition mode more wide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form_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Leaf shap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TRY trait is less standardiz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margin_1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Leaf margin typ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TRY trait is less standardiz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spines_1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Leaf emergences (pubescence, pruinescence, hairs, spines, thorns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TRY trait is less specif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thorns_1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Leaf emergences (pubescence, pruinescence, hairs, spines, thorns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TRY trait is less specif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arrangemen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eaf distribution along the shoot axis (arrangement type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cculence_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lant growth for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TRY trait is less specif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cculence_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lant growth for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otosynthetic_pathwa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hotosynthesis pathwa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SD_m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em specific density (SSD, stem dry mass per stem fresh volume) or wood densit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SD_ma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em specific density (SSD, stem dry mass per stem fresh volume) or wood densit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SD_me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em specific density (SSD, stem dry mass per stem fresh volume) or wood densit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size_mean</text:p>
          </table:table-cell>
          <table:table-cell office:value-type="float" office:value="3108" calcext:value-type="float">
            <text:p>3108</text:p>
          </table:table-cell>
          <table:table-cell office:value-type="string" calcext:value-type="string">
            <text:p>Leaf area (in case of compound leaves: leaf, petiole excluded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size_mean</text:p>
          </table:table-cell>
          <table:table-cell office:value-type="float" office:value="3109" calcext:value-type="float">
            <text:p>3109</text:p>
          </table:table-cell>
          <table:table-cell office:value-type="string" calcext:value-type="string">
            <text:p>Leaf area (in case of compound leaves: leaflet, petiole excluded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size_mean</text:p>
          </table:table-cell>
          <table:table-cell office:value-type="float" office:value="3110" calcext:value-type="float">
            <text:p>3110</text:p>
          </table:table-cell>
          <table:table-cell office:value-type="string" calcext:value-type="string">
            <text:p>Leaf area (in case of compound leaves: leaf, petiole included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size_mean</text:p>
          </table:table-cell>
          <table:table-cell office:value-type="float" office:value="3111" calcext:value-type="float">
            <text:p>3111</text:p>
          </table:table-cell>
          <table:table-cell office:value-type="string" calcext:value-type="string">
            <text:p>Leaf area (in case of compound leaves: leaflet, petiole included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size_mean</text:p>
          </table:table-cell>
          <table:table-cell office:value-type="float" office:value="3112" calcext:value-type="float">
            <text:p>3112</text:p>
          </table:table-cell>
          <table:table-cell office:value-type="string" calcext:value-type="string">
            <text:p>Leaf area (in case of compound leaves: leaf, undefined if petiole in- or excluded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size_mean</text:p>
          </table:table-cell>
          <table:table-cell office:value-type="float" office:value="3113" calcext:value-type="float">
            <text:p>3113</text:p>
          </table:table-cell>
          <table:table-cell office:value-type="string" calcext:value-type="string">
            <text:p>Leaf area (in case of compound leaves: leaflet, undefined if petiole is in- or excluded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size_mean</text:p>
          </table:table-cell>
          <table:table-cell office:value-type="float" office:value="3114" calcext:value-type="float">
            <text:p>3114</text:p>
          </table:table-cell>
          <table:table-cell office:value-type="string" calcext:value-type="string">
            <text:p>Leaf area (in case of compound leaves undefined if leaf or leaflet, undefined if petiole is in- or 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trogen_fix_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lant nitrogen(N) fixation capacit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TRY trait is less standardiz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length_min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Leaf 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length_min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Leaf length excluding petiole (leaf lamina length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length_max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Leaf 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length_max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Leaf length excluding petiole (leaf lamina length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length_mean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Leaf length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length_mean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Leaf length excluding petiole (leaf lamina length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width_min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Leaf wid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width_max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Leaf wid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width_mean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Leaf width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thickness_mi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eaf thickne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thickness_max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eaf thickne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thickness_mea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eaf thickne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DMC_mi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eaf dry mass per leaf fresh mass (leaf dry matter content, LDMC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DMC_max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eaf dry mass per leaf fresh mass (leaf dry matter content, LDMC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DMC_mea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eaf dry mass per leaf fresh mass (leaf dry matter content, LDMC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romosome_number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Species genotype: chromosome numbe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oidy_level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Species genotype: chromosome ploid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vational_range_min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Species occurrence range: elevation ran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vational_range_max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Species occurrence range: elevation ran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vational_range_mean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Species occurrence range: elevation rang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drock_1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bitat_1</text:p>
          </table:table-cell>
          <table:table-cell office:value-type="float" office:value="3096" calcext:value-type="float">
            <text:p>3096</text:p>
          </table:table-cell>
          <table:table-cell office:value-type="string" calcext:value-type="string">
            <text:p>Species habitat characterization: vegetation typ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TRY trait is less standardiz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ycorrhiza_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ycorrhiza typ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TRY trait is less standardiz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fense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Plant defence mechanisms: physica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TRY trait is more specif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fense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Plant defence mechanisms: chemica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TRY trait is more specific</text:p>
          </table:table-cell>
          <table:table-cell table:number-columns-repeated="1018"/>
        </table:table-row>
      </table:table>
      <table:named-expressions/>
      <table:database-ranges>
        <table:database-range table:name="__Anonymous_Sheet_DB__0" table:target-range-address="Sheet1.A1:Sheet1.G15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PingFang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€</number:text>
    </number:number-style>
    <number:number-style style:name="N13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 €</number:text>
    </number:number-style>
    <number:number-style style:name="N13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4P0"/>
    </number:number-style>
    <number:date-style style:name="N135">
      <number:day number:style="long"/>
      <number:text>-</number:text>
      <number:month number:textual="true"/>
      <number:text>-</number:text>
      <number:year/>
    </number:date-style>
    <number:date-style style:name="N136">
      <number:day number:style="long"/>
      <number:text>-</number:text>
      <number:month number:textual="true"/>
    </number:date-style>
    <number:date-style style:name="N137">
      <number:month number:textual="true"/>
      <number:text>-</number:text>
      <number:year/>
    </number:date-style>
    <number:time-style style:name="N138">
      <number:hours/>
      <number:text>:</number:text>
      <number:minutes number:style="long"/>
      <number:text> </number:text>
      <number:am-pm/>
    </number:time-style>
    <number:time-style style:name="N13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1P0" style:volatile="true">
      <number:number number:decimal-places="0" number:min-decimal-places="0" number:min-integer-digits="1" number:grouping="true"/>
      <number:text>   </number:text>
    </number:number-style>
    <number:number-style style:name="N141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1P0"/>
    </number:number-style>
    <number:number-style style:name="N142P0" style:volatile="true">
      <number:number number:decimal-places="0" number:min-decimal-places="0" number:min-integer-digits="1" number:grouping="true"/>
      <number:text>   </number:text>
    </number:number-style>
    <number:number-style style:name="N142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2P0"/>
    </number:number-style>
    <number:number-style style:name="N144P0" style:volatile="true">
      <number:number number:decimal-places="2" number:min-decimal-places="2" number:min-integer-digits="1" number:grouping="true"/>
      <number:text>   </number:text>
    </number:number-style>
    <number:number-style style:name="N144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4P0"/>
    </number:number-style>
    <number:number-style style:name="N145P0" style:volatile="true">
      <number:number number:decimal-places="2" number:min-decimal-places="2" number:min-integer-digits="1" number:grouping="true"/>
      <number:text>   </number:text>
    </number:number-style>
    <number:number-style style:name="N145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5P0"/>
    </number:number-style>
    <number:number-style style:name="N14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9P2" style:volatile="true">
      <number:text> </number:text>
      <number:fill-character> </number:fill-character>
      <number:text>-   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2" style:volatile="true">
      <number:text> </number:text>
      <number:fill-character> </number:fill-character>
      <number:text>-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minutes number:style="long"/>
      <number:text>:</number:text>
      <number:seconds number:style="long"/>
    </number:time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4">
      <number:minutes number:style="long"/>
      <number:text>:</number:text>
      <number:seconds number:style="long" number:decimal-places="1"/>
    </number:time-style>
    <number:number-style style:name="N16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7">00/00/0000</text:date>, <text:time style:data-style-name="N2" text:time-value="16:05:23.04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atthias Grenié</meta:initial-creator>
    <meta:creation-date>2022-07-11T17:43:37.640889738</meta:creation-date>
    <dc:date>2024-05-17T16:06:33.598000000</dc:date>
    <meta:editing-duration>PT9H39M32S</meta:editing-duration>
    <meta:editing-cycles>57</meta:editing-cycles>
    <meta:generator>LibreOffice/7.6.5.2$Windows_X86_64 LibreOffice_project/38d5f62f85355c192ef5f1dd47c5c0c0c6d6598b</meta:generator>
    <dc:creator>Matthias Grenié</dc:creator>
    <meta:document-statistic meta:table-count="1" meta:cell-count="1063" meta:object-count="0"/>
  </office:meta>
</office:document-meta>
</file>